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6856" calcext:value-type="float">
            <text:p>1.0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9904" calcext:value-type="float">
            <text:p>1.0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2952" calcext:value-type="float">
            <text:p>1.0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2952" calcext:value-type="float">
            <text:p>1.0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6122" calcext:value-type="float">
            <text:p>0.97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6122" calcext:value-type="float">
            <text:p>0.97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8823304347826" calcext:value-type="float">
            <text:p>0.8888233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126" calcext:value-type="float">
            <text:p>1.00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570971428571" calcext:value-type="float">
            <text:p>1.0157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42167741936" calcext:value-type="float">
            <text:p>1.1124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8496" calcext:value-type="float">
            <text:p>1.1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49664516129" calcext:value-type="float">
            <text:p>1.144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28728" calcext:value-type="float">
            <text:p>1.24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561987096774" calcext:value-type="float">
            <text:p>1.2356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841341935484" calcext:value-type="float">
            <text:p>1.218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6912" calcext:value-type="float">
            <text:p>1.23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365341935484" calcext:value-type="float">
            <text:p>1.2336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7648" calcext:value-type="float">
            <text:p>1.2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620980645161" calcext:value-type="float">
            <text:p>1.2362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148114285714" calcext:value-type="float">
            <text:p>1.29148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68335483871" calcext:value-type="float">
            <text:p>1.3256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861522580645" calcext:value-type="float">
            <text:p>1.628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129544827586" calcext:value-type="float">
            <text:p>1.64129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6944516129" calcext:value-type="float">
            <text:p>1.635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3184" calcext:value-type="float">
            <text:p>1.83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57729032258" calcext:value-type="float">
            <text:p>1.8535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46012903226" calcext:value-type="float">
            <text:p>2.071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852" calcext:value-type="float">
            <text:p>1.99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97058064516" calcext:value-type="float">
            <text:p>1.8539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4672" calcext:value-type="float">
            <text:p>1.9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20103225806" calcext:value-type="float">
            <text:p>2.0632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596088888889" calcext:value-type="float">
            <text:p>2.08596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7456" calcext:value-type="float">
            <text:p>2.2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084428571429" calcext:value-type="float">
            <text:p>2.40084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5128" calcext:value-type="float">
            <text:p>2.4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72851612903" calcext:value-type="float">
            <text:p>2.4367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1928" calcext:value-type="float">
            <text:p>2.40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450193548387" calcext:value-type="float">
            <text:p>2.3445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58296774193" calcext:value-type="float">
            <text:p>2.30458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85528" calcext:value-type="float">
            <text:p>2.23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476258064516" calcext:value-type="float">
            <text:p>2.0947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8376" calcext:value-type="float">
            <text:p>2.33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74761290323" calcext:value-type="float">
            <text:p>2.4297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95282758621" calcext:value-type="float">
            <text:p>2.42095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1256" calcext:value-type="float">
            <text:p>2.47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5108" calcext:value-type="float">
            <text:p>2.51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7592" calcext:value-type="float">
            <text:p>2.54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2296" calcext:value-type="float">
            <text:p>2.54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21135483871" calcext:value-type="float">
            <text:p>2.5022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69264516129" calcext:value-type="float">
            <text:p>2.4446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39984" calcext:value-type="float">
            <text:p>2.32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805316129032" calcext:value-type="float">
            <text:p>2.3180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17072" calcext:value-type="float">
            <text:p>2.3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36361290323" calcext:value-type="float">
            <text:p>2.4053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78885714286" calcext:value-type="float">
            <text:p>2.39278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64929032258" calcext:value-type="float">
            <text:p>2.4296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3224" calcext:value-type="float">
            <text:p>2.37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2416" calcext:value-type="float">
            <text:p>2.3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186451612903" calcext:value-type="float">
            <text:p>2.381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24464" calcext:value-type="float">
            <text:p>2.3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709883870968" calcext:value-type="float">
            <text:p>2.3270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42864516129" calcext:value-type="float">
            <text:p>2.2374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1096" calcext:value-type="float">
            <text:p>2.22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12490322581" calcext:value-type="float">
            <text:p>2.3021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2432" calcext:value-type="float">
            <text:p>2.22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61083870968" calcext:value-type="float">
            <text:p>2.2326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74514285714" calcext:value-type="float">
            <text:p>2.2607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62064516129" calcext:value-type="float">
            <text:p>2.249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57625806452" calcext:value-type="float">
            <text:p>2.1525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7392" calcext:value-type="float">
            <text:p>2.12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01987096774" calcext:value-type="float">
            <text:p>2.1500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0368" calcext:value-type="float">
            <text:p>2.17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79380645161" calcext:value-type="float">
            <text:p>2.0987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21135483871" calcext:value-type="float">
            <text:p>2.1212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04584" calcext:value-type="float">
            <text:p>1.94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87793548387" calcext:value-type="float">
            <text:p>1.9238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36384" calcext:value-type="float">
            <text:p>1.9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584412903226" calcext:value-type="float">
            <text:p>2.0958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3788" calcext:value-type="float">
            <text:p>2.1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107972413793" calcext:value-type="float">
            <text:p>1.99107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2416" calcext:value-type="float">
            <text:p>2.0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711664516129" calcext:value-type="float">
            <text:p>2.0271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952" calcext:value-type="float">
            <text:p>2.0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4128" calcext:value-type="float">
            <text:p>2.0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18967741936" calcext:value-type="float">
            <text:p>1.9231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2304" calcext:value-type="float">
            <text:p>1.7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45858064516" calcext:value-type="float">
            <text:p>1.5674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8224" calcext:value-type="float">
            <text:p>1.5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596" calcext:value-type="float">
            <text:p>1.59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15806896552" calcext:value-type="float">
            <text:p>1.59315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25780645161" calcext:value-type="float">
            <text:p>1.6202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507587096774" calcext:value-type="float">
            <text:p>1.4550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5072" calcext:value-type="float">
            <text:p>1.4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74967741935" calcext:value-type="float">
            <text:p>1.4507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7848" calcext:value-type="float">
            <text:p>1.5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596077419355" calcext:value-type="float">
            <text:p>1.4559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10032" calcext:value-type="float">
            <text:p>1.3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972619354839" calcext:value-type="float">
            <text:p>1.2997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07264" calcext:value-type="float">
            <text:p>1.29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207432258065" calcext:value-type="float">
            <text:p>1.3320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848825806452" calcext:value-type="float">
            <text:p>1.4484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806012903226" calcext:value-type="float">
            <text:p>1.5380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32024" calcext:value-type="float">
            <text:p>1.5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28903225807" calcext:value-type="float">
            <text:p>1.6242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22" calcext:value-type="float">
            <text:p>1.6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210864516129" calcext:value-type="float">
            <text:p>1.5821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33729032258" calcext:value-type="float">
            <text:p>1.4573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5096" calcext:value-type="float">
            <text:p>1.35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1184516129" calcext:value-type="float">
            <text:p>1.599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688" calcext:value-type="float">
            <text:p>1.5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7535483871" calcext:value-type="float">
            <text:p>1.567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94085714286" calcext:value-type="float">
            <text:p>1.70394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978942857143" calcext:value-type="float">
            <text:p>1.68978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50971428571" calcext:value-type="float">
            <text:p>1.8285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15771428571" calcext:value-type="float">
            <text:p>1.80615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70618181818" calcext:value-type="float">
            <text:p>1.97870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984" calcext:value-type="float">
            <text:p>1.9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92" calcext:value-type="float">
            <text:p>1.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224" calcext:value-type="float">
            <text:p>1.9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604" calcext:value-type="float">
            <text:p>1.7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06" meta:object-count="0"/>
    <meta:user-defined meta:name="AppVersion">3.0</meta:user-defined>
  </office:meta>
</office:document-meta>
</file>